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3465a4" loext:opacity="100%" fo:font-size="15pt" fo:font-style="normal" style:text-underline-style="solid" style:text-underline-width="auto" style:text-underline-color="font-color" fo:font-weight="bold" officeooo:rsid="00043d36" officeooo:paragraph-rsid="00043d36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style:use-window-font-color="true" loext:opacity="0%" fo:font-size="12pt" fo:font-style="normal" style:text-underline-style="none" fo:font-weight="normal" officeooo:rsid="00043d36" officeooo:paragraph-rsid="00043d36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use-window-font-color="true" loext:opacity="0%" fo:font-size="12pt" fo:font-style="normal" style:text-underline-style="none" fo:font-weight="normal" officeooo:rsid="00043d36" officeooo:paragraph-rsid="0009d95d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use-window-font-color="true" loext:opacity="0%" fo:font-size="12pt" fo:font-style="normal" style:text-underline-style="none" fo:font-weight="normal" officeooo:rsid="0005b6d5" officeooo:paragraph-rsid="0005b6d5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use-window-font-color="true" loext:opacity="0%" fo:font-size="12pt" fo:font-style="normal" style:text-underline-style="none" fo:font-weight="normal" officeooo:rsid="000791e1" officeooo:paragraph-rsid="000791e1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use-window-font-color="true" loext:opacity="0%" fo:font-size="12pt" fo:font-style="normal" style:text-underline-style="none" fo:font-weight="normal" officeooo:rsid="000791e1" officeooo:paragraph-rsid="000a7c14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use-window-font-color="true" loext:opacity="0%" fo:font-size="12pt" fo:font-style="normal" style:text-underline-style="none" fo:font-weight="normal" officeooo:rsid="0007eff8" officeooo:paragraph-rsid="0007eff8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use-window-font-color="true" loext:opacity="0%" fo:font-size="12pt" fo:font-style="normal" style:text-underline-style="none" fo:font-weight="normal" officeooo:rsid="0007eff8" officeooo:paragraph-rsid="0007eff8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use-window-font-color="true" loext:opacity="0%" fo:font-size="12pt" fo:font-style="normal" style:text-underline-style="none" fo:font-weight="normal" officeooo:rsid="00095d6f" officeooo:paragraph-rsid="00095d6f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use-window-font-color="true" loext:opacity="0%" fo:font-size="12pt" fo:font-style="normal" style:text-underline-style="none" fo:font-weight="normal" officeooo:rsid="000b47cf" officeooo:paragraph-rsid="000d1a0c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ff0000" loext:opacity="100%" fo:font-size="12pt" fo:font-style="normal" style:text-underline-style="none" fo:font-weight="normal" officeooo:rsid="0005b6d5" officeooo:paragraph-rsid="0005b6d5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04c13a"/>
    </style:style>
    <style:style style:name="T2" style:family="text">
      <style:text-properties officeooo:rsid="0005b6d5"/>
    </style:style>
    <style:style style:name="T3" style:family="text">
      <style:text-properties style:use-window-font-color="true" loext:opacity="0%"/>
    </style:style>
    <style:style style:name="T4" style:family="text">
      <style:text-properties style:use-window-font-color="true" loext:opacity="0%" style:text-underline-style="solid" style:text-underline-width="auto" style:text-underline-color="font-color"/>
    </style:style>
    <style:style style:name="T5" style:family="text">
      <style:text-properties style:use-window-font-color="true" loext:opacity="0%" style:text-underline-style="none" officeooo:rsid="000d1a0c"/>
    </style:style>
    <style:style style:name="T6" style:family="text">
      <style:text-properties officeooo:rsid="000791e1"/>
    </style:style>
    <style:style style:name="T7" style:family="text">
      <style:text-properties officeooo:rsid="0007eff8"/>
    </style:style>
    <style:style style:name="T8" style:family="text">
      <style:text-properties officeooo:rsid="00095d6f"/>
    </style:style>
    <style:style style:name="T9" style:family="text">
      <style:text-properties officeooo:rsid="0009b6d1"/>
    </style:style>
    <style:style style:name="T10" style:family="text">
      <style:text-properties officeooo:rsid="0009d95d"/>
    </style:style>
    <style:style style:name="T11" style:family="text">
      <style:text-properties officeooo:rsid="000a7c14"/>
    </style:style>
    <style:style style:name="T12" style:family="text">
      <style:text-properties officeooo:rsid="000b47cf"/>
    </style:style>
    <style:style style:name="T13" style:family="text">
      <style:text-properties officeooo:rsid="000d1a0c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officeooo:rsid="000d1a0c"/>
    </style:style>
    <style:style style:name="T16" style:family="text">
      <style:text-properties officeooo:rsid="000e2e68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DBCProject:<text:span text:style-name="T14"> </text:span><text:span text:style-name="T5">progetto java per l’esecuzione di operazioni di CRUD su un <text:tab/><text:tab/> <text:s text:c="5"/>database</text:span></text:p>
      <text:p text:style-name="P1"/>
      <text:p text:style-name="P3">Il <text:span text:style-name="T1">progetto </text:span><text:span text:style-name="T2">JdbcProject </text:span><text:span text:style-name="T1">prende come riferimento un database ottenuto da </text:span><text:span text:style-name="T2">github, </text:span><text:span text:style-name="T6">il nome </text:span><text:span text:style-name="T10">del database</text:span><text:span text:style-name="T6"> è “JdbcSchema”</text:span><text:span text:style-name="T2"> </text:span><text:span text:style-name="T6">ed</text:span><text:span text:style-name="T2"> ha</text:span><text:span text:style-name="T1"> 4 entità: alunni (</text:span><text:span text:style-name="T2">alumnos</text:span><text:span text:style-name="T1">), materie (</text:span><text:span text:style-name="T2">asignaturas</text:span><text:span text:style-name="T1">), matricole (</text:span><text:span text:style-name="T2">matriculas</text:span><text:span text:style-name="T1">), e professori (</text:span><text:span text:style-name="T2">profesores</text:span><text:span text:style-name="T1">).</text:span></text:p>
      <text:p text:style-name="P2"/>
      <text:p text:style-name="P11">alumnos: <text:span text:style-name="T4">id_alumno</text:span><text:span text:style-name="T3">, nombre, apellidos, fecha_nac</text:span></text:p>
      <text:p text:style-name="P11">asignaturas: <text:span text:style-name="T4">id_asignatura,</text:span><text:span text:style-name="T3"> nombre, profesor</text:span></text:p>
      <text:p text:style-name="P11">matriculas: <text:span text:style-name="T4">alumno</text:span><text:span text:style-name="T3">, </text:span><text:span text:style-name="T4">asignatura</text:span><text:span text:style-name="T3">, </text:span><text:span text:style-name="T4">fecha</text:span><text:span text:style-name="T3">, voto</text:span></text:p>
      <text:p text:style-name="P11">profesores: <text:span text:style-name="T4">id_profesor</text:span><text:span text:style-name="T3">, nombre, apellidos</text:span></text:p>
      <text:p text:style-name="P11"/>
      <text:p text:style-name="P4">JdbcProject è un progetto Maven, <text:span text:style-name="T6">in cui nella cartella “src/main/java” <text:s/>vi sono 4 packages:</text:span></text:p>
      <text:p text:style-name="P4"/>
      <text:list xml:id="list722821714" text:style-name="L1">
        <text:list-item>
          <text:p text:style-name="P5">jdbc.scuola.modello: contiene le classi-modello che rappresentano le entità del database. <text:span text:style-name="T10">Gli attributi corrispondono ai campi dell’entità con i rispettivi getters – setter</text:span><text:span text:style-name="T13">s</text:span><text:span text:style-name="T10">, </text:span><text:span text:style-name="T11">il costruttore</text:span><text:span text:style-name="T10"> e il metodo “toString”.</text:span></text:p>
        </text:list-item>
        <text:list-item>
          <text:p text:style-name="P5">jdbc.scuola.dao: contiene <text:span text:style-name="T11">l’interfaccia “DAOManager” e le</text:span> <text:span text:style-name="T11">interfacce</text:span>-<text:span text:style-name="T7">DAO</text:span> associate alle entità, esse contengono dei metodi di CRUD, <text:span text:style-name="T11">ovviamente senza corpo. </text:span></text:p>
        </text:list-item>
        <text:list-item>
          <text:p text:style-name="P6">jdbc.scuola.dao.<text:span text:style-name="T7">mysql: contiene le implementazioni </text:span><text:span text:style-name="T11">del “DAOManager” e </text:span><text:span text:style-name="T7">delle </text:span><text:span text:style-name="T11">interfacce</text:span><text:span text:style-name="T7">-DAO, </text:span><text:span text:style-name="T11">o</text:span><text:span text:style-name="T7">gnuna contiene il body dei metodi di CRUD ereditate. </text:span><text:span text:style-name="T11">Quindi </text:span><text:span text:style-name="T7">i metodi per connettersi al database e per tutte le entità d</text:span><text:span text:style-name="T11">el database</text:span><text:span text:style-name="T7">: </text:span><text:span text:style-name="T8">convertire il risultato di una query in un oggetto da far visualizzare, </text:span><text:span text:style-name="T7">visualizzare tutti i records, cercare un record specifico, eliminare un record specifico,</text:span><text:span text:style-name="T8"> inserire un nuovo record e modificare un record </text:span><text:span text:style-name="T16">specifico</text:span><text:span text:style-name="T8">.</text:span></text:p>
        </text:list-item>
        <text:list-item>
          <text:p text:style-name="P7">Jdbc.scuola.main: contiene la classe del metodo “main” <text:span text:style-name="T11">dove </text:span>vengono <text:span text:style-name="T12">eseguiti</text:span><text:span text:style-name="T11"> i metodi</text:span> <text:span text:style-name="T12">delle classi per la dimostrazione del corretto funzionamento del progetto.</text:span></text:p>
        </text:list-item>
      </text:list>
      <text:p text:style-name="P8"/>
      <text:p text:style-name="P9">Per creare i DAO si sono create delle classi specifiche per interagire con una connessione di tipo Mysql, in questo modo, quando il tipo di connessione cambierà, <text:span text:style-name="T9">servirà solo creare una nuova implementazione delle interfacce DAO.</text:span></text:p>
      <text:p text:style-name="P10">L’interfaccia “DAOManager” contiene i metodi per ottenere gli oggetti delle classi-dao-mysql e l’implementazione di “DAOManager” contiene il corpo di questi metodi. Quindi <text:span text:style-name="T13">le operazioni di CRUD vengono eseguite tramite l’oggetto del “</text:span>DAOManager<text:span text:style-name="T13">”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30T17:08:03.214051999</meta:creation-date>
    <dc:date>2022-10-30T19:09:56.778517808</dc:date>
    <meta:editing-duration>PT4M9S</meta:editing-duration>
    <meta:editing-cycles>1</meta:editing-cycles>
    <meta:document-statistic meta:table-count="0" meta:image-count="0" meta:object-count="0" meta:page-count="1" meta:paragraph-count="13" meta:word-count="279" meta:character-count="2033" meta:non-whitespace-character-count="1760"/>
    <meta:generator>LibreOffice/7.3.6.2$Linux_X86_64 LibreOffice_project/30$Build-2</meta:generator>
  </office:meta>
</office:document-meta>
</file>